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treinta</text:span></text:span><text:span text:style-name="Fuente_20_de_20_párrafo_20_predeter."><text:span text:style-name="T14"> </text:span></text:span><text:span text:style-name="Fuente_20_de_20_párrafo_20_predeter."><text:span text:style-name="T16">(30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Juni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LAUMARIS CAROLINA MARFISIS NÚÑ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7404646</text:span></text:span><text:span text:style-name="Fuente_20_de_20_párrafo_20_predeter."><text:span text:style-name="T4">,actuando en su carácter de </text:span></text:span><text:span text:style-name="Fuente_20_de_20_párrafo_20_predeter."><text:span text:style-name="T3">DIRECTOR (A) DE LA OFICINA DE ATENCIÓN CIUDADANA Y CONTROL COMUNITARIO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treinta </text:span></text:span><text:span text:style-name="Fuente_20_de_20_párrafo_20_predeter."><text:span text:style-name="T20">(30)</text:span></text:span><text:span text:style-name="Fuente_20_de_20_párrafo_20_predeter."><text:span text:style-name="T8"> del mes de </text:span></text:span><text:span text:style-name="Fuente_20_de_20_párrafo_20_predeter."><text:span text:style-name="T21">Juni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30.00</text:p>
          </table:table-cell>
          <table:table-cell table:style-name="Tabla2.A1" office:value-type="string">
            <text:p text:style-name="P17">MATERIALES ELÃCTRICOS-CABLE NRO 18</text:p>
            <text:p text:style-name="P17">Observación: </text:p>
          </table:table-cell>
          <table:table-cell table:style-name="Tabla2.C1" office:value-type="string">
            <text:p text:style-name="P19">3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OTROS MATERIALES Y SUMINISTROS-CERRADURA DE EMBUTIR 25 MM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OTROS MATERIALES Y SUMINISTROS-BOCINA O RETRACTO PARA PUERTA TEMPLEX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OTROS SERVICIOS PROFESIONALES Y TÃCNICOS-SERVICIO DE INSTALACION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</text:p>
          </table:table-cell>
          <table:table-cell table:style-name="Tabla2.A1" office:value-type="string">
            <text:p text:style-name="P17">MATERIALES ELÃCTRICOS-TRANSFORMADOR ELÃ©CTRICO DE 110 V A 12 V</text:p>
            <text:p text:style-name="P17">Observación: </text:p>
          </table:table-cell>
          <table:table-cell table:style-name="Tabla2.C1" office:value-type="string">
            <text:p text:style-name="P19">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</text:p>
          </table:table-cell>
          <table:table-cell table:style-name="Tabla2.A1" office:value-type="string">
            <text:p text:style-name="P17">MATERIALES ELÃCTRICOS-PULSADOR</text:p>
            <text:p text:style-name="P17">Observación: </text:p>
          </table:table-cell>
          <table:table-cell table:style-name="Tabla2.C1" office:value-type="string">
            <text:p text:style-name="P19">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</text:p>
          </table:table-cell>
          <table:table-cell table:style-name="Tabla2.A1" office:value-type="string">
            <text:p text:style-name="P17">MATERIALES ELÃCTRICOS-HEMBRILLA ELÃ©CTRICA 12 VOLTIOS</text:p>
            <text:p text:style-name="P17">Observación: </text:p>
          </table:table-cell>
          <table:table-cell table:style-name="Tabla2.C1" office:value-type="string">
            <text:p text:style-name="P19">2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INVERSIONES JBC ORIENTE, 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treinta</text:span></text:span><text:span text:style-name="T9"> de </text:span><text:span text:style-name="Fuente_20_de_20_párrafo_20_predeter."><text:span text:style-name="T22">Juni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LAUMARIS CAROLINA MARFISIS NÚÑEZ</text:p>
            <text:p text:style-name="P12">DIRECTOR (A) DE LA OFICINA DE ATENCIÓN CIUDADANA Y CONTROL COMUNITARIO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